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da8" officeooo:paragraph-rsid="00076da8"/>
    </style:style>
    <style:style style:name="P2" style:family="paragraph" style:parent-style-name="Standard">
      <style:text-properties officeooo:paragraph-rsid="0007cce0"/>
    </style:style>
    <style:style style:name="P3" style:family="paragraph" style:parent-style-name="Standard">
      <style:text-properties officeooo:rsid="0007cce0" officeooo:paragraph-rsid="0007cce0"/>
    </style:style>
    <style:style style:name="P4" style:family="paragraph" style:parent-style-name="Standard">
      <style:text-properties officeooo:rsid="0008c8af" officeooo:paragraph-rsid="0008c8af"/>
    </style:style>
    <style:style style:name="P5" style:family="paragraph" style:parent-style-name="Standard">
      <style:text-properties officeooo:rsid="0008d26f" officeooo:paragraph-rsid="0008c8af"/>
    </style:style>
    <style:style style:name="P6" style:family="paragraph" style:parent-style-name="Standard">
      <style:text-properties officeooo:rsid="0009e20f" officeooo:paragraph-rsid="0009e20f"/>
    </style:style>
    <style:style style:name="P7" style:family="paragraph" style:parent-style-name="Standard">
      <style:text-properties officeooo:rsid="000a5010" officeooo:paragraph-rsid="000a5010"/>
    </style:style>
    <style:style style:name="T1" style:family="text">
      <style:text-properties officeooo:rsid="00059c0e"/>
    </style:style>
    <style:style style:name="T2" style:family="text">
      <style:text-properties officeooo:rsid="0007cce0"/>
    </style:style>
    <style:style style:name="T3" style:family="text">
      <style:text-properties officeooo:rsid="0008c8af"/>
    </style:style>
    <style:style style:name="T4" style:family="text">
      <style:text-properties officeooo:rsid="000a50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2">Especificacion</text:span><text:tab/></text:p>
      <text:p text:style-name="P2"/>
      <text:p text:style-name="P2"><text:span text:style-name="T1">Para poder trabajar con una estructura que represente al grafo, se crea una estructura llamada GrafoPlus en la que incluimos campos en los que almacenamos la cantidad de vertices, la cantidad de lados, cantidad de colores, y dos arreglos, uno en el que se guarda el orden de los vertices, y otro que guarda la estructura de los vértices en si.</text:span></text:p>
      <text:p text:style-name="P1">A su vez, esta estructura de cada vértice incluye los campos de su grado, color, un arreglo de vecinos, y su identificador o nombre original del vértice, ya que en el programa se utilizan las posiciones donde se almacenan los vertices y no los nombres originales de cada uno de ellos.</text:p>
      <text:p text:style-name="P3">Con en arreglo de vecinos, ocurre lo mismo ya que es un arreglo en el que se guardan las posiciones de los vértices vecinos.</text:p>
      <text:p text:style-name="P3"/>
      <text:p text:style-name="P3">El orden en el que se agregan los vértices a la estructura es el orden que hay en el grafo ingresado,</text:p>
      <text:p text:style-name="P3">a medida que se los ve, es decir, no existe ningún caso en el que se vea un vértice y no se analice.</text:p>
      <text:p text:style-name="P3">Si ya fue leido anteriormente, simplemente no se agrega.</text:p>
      <text:p text:style-name="P3"/>
      <text:p text:style-name="P3">Con la posibilididad de que los vertices pueden ser u32, <text:span text:style-name="T3">no se que me esta pidiendo explicar aca.</text:span></text:p>
      <text:p text:style-name="P3"/>
      <text:p text:style-name="P3"/>
      <text:p text:style-name="P4">Como implementaron aleatoriedad te lo dejo a vos.</text:p>
      <text:p text:style-name="P4"/>
      <text:p text:style-name="P4">El numero de iteraciones que va a realizar Greedy se establecio en 10 para que devuelva un resultado lo mas rapido posible.</text:p>
      <text:p text:style-name="P4"/>
      <text:p text:style-name="P6">Los porcentajes con los que se eli<text:span text:style-name="T4">ge</text:span>n los tipos de ordenamiento también estan fijados.</text:p>
      <text:p text:style-name="P7">La probabilidad de hacer GrandeChico (%p) es 25%, al igual que la probabilidad de hacer ChicoGrande.</text:p>
      <text:p text:style-name="P7">La probabilidad de hacer Revierte (%r) es 44% y 6% (%a) hacer un OrdenAleatorio.</text:p>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6:52:27.705107623</meta:creation-date>
    <dc:date>2015-05-31T18:10:45.385159134</dc:date>
    <meta:editing-duration>PT1H3M6S</meta:editing-duration>
    <meta:editing-cycles>3</meta:editing-cycles>
    <meta:generator>LibreOffice/4.2.8.2$Linux_X86_64 LibreOffice_project/420m0$Build-2</meta:generator>
    <meta:document-statistic meta:table-count="0" meta:image-count="0" meta:object-count="0" meta:page-count="1" meta:paragraph-count="13" meta:word-count="282" meta:character-count="1559" meta:non-whitespace-character-count="1288"/>
  </office:meta>
</office:document-meta>
</file>